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pt" fo:country="PT" officeooo:rsid="000ca978" officeooo:paragraph-rsid="000ca978"/>
    </style:style>
    <style:style style:name="P2" style:family="paragraph" style:parent-style-name="Standard">
      <style:paragraph-properties fo:text-align="justify" style:justify-single-word="false"/>
      <style:text-properties fo:language="pt" fo:country="PT" officeooo:rsid="000ce47d" officeooo:paragraph-rsid="000ce47d"/>
    </style:style>
    <style:style style:name="P3" style:family="paragraph" style:parent-style-name="Standard">
      <style:paragraph-properties fo:text-align="justify" style:justify-single-word="false"/>
      <style:text-properties fo:language="pt" fo:country="PT" officeooo:rsid="000ce47d" officeooo:paragraph-rsid="000daf24"/>
    </style:style>
    <style:style style:name="P4" style:family="paragraph" style:parent-style-name="Standard">
      <style:paragraph-properties fo:text-align="justify" style:justify-single-word="false"/>
      <style:text-properties fo:language="pt" fo:country="PT" officeooo:rsid="000ce47d" officeooo:paragraph-rsid="00267148"/>
    </style:style>
    <style:style style:name="P5" style:family="paragraph" style:parent-style-name="Standard">
      <style:paragraph-properties fo:text-align="justify" style:justify-single-word="false"/>
      <style:text-properties fo:language="pt" fo:country="PT" officeooo:rsid="000daf24" officeooo:paragraph-rsid="000daf24"/>
    </style:style>
    <style:style style:name="P6" style:family="paragraph" style:parent-style-name="Standard">
      <style:paragraph-properties fo:text-align="justify" style:justify-single-word="false"/>
      <style:text-properties fo:language="pt" fo:country="PT" officeooo:rsid="000ec4de" officeooo:paragraph-rsid="000ec4de"/>
    </style:style>
    <style:style style:name="P7" style:family="paragraph" style:parent-style-name="Standard">
      <style:paragraph-properties fo:text-align="justify" style:justify-single-word="false"/>
      <style:text-properties fo:language="pt" fo:country="PT" officeooo:rsid="00125947" officeooo:paragraph-rsid="00125947"/>
    </style:style>
    <style:style style:name="P8" style:family="paragraph" style:parent-style-name="Standard">
      <style:paragraph-properties fo:text-align="justify" style:justify-single-word="false"/>
      <style:text-properties fo:language="pt" fo:country="PT" officeooo:rsid="0017cd1a" officeooo:paragraph-rsid="0017cd1a"/>
    </style:style>
    <style:style style:name="P9" style:family="paragraph" style:parent-style-name="Standard">
      <style:paragraph-properties fo:text-align="justify" style:justify-single-word="false"/>
      <style:text-properties fo:language="pt" fo:country="PT" officeooo:rsid="0019279a" officeooo:paragraph-rsid="0019279a"/>
    </style:style>
    <style:style style:name="P10" style:family="paragraph" style:parent-style-name="Standard">
      <style:paragraph-properties fo:text-align="justify" style:justify-single-word="false"/>
      <style:text-properties fo:language="pt" fo:country="PT" officeooo:rsid="001ab62f" officeooo:paragraph-rsid="001ab62f"/>
    </style:style>
    <style:style style:name="P11" style:family="paragraph" style:parent-style-name="Standard">
      <style:paragraph-properties fo:text-align="justify" style:justify-single-word="false"/>
      <style:text-properties fo:language="pt" fo:country="PT" officeooo:rsid="001e477f" officeooo:paragraph-rsid="001e477f"/>
    </style:style>
    <style:style style:name="P12" style:family="paragraph" style:parent-style-name="Standard">
      <style:paragraph-properties fo:text-align="justify" style:justify-single-word="false"/>
      <style:text-properties fo:language="pt" fo:country="PT" officeooo:rsid="002032bb" officeooo:paragraph-rsid="002032bb"/>
    </style:style>
    <style:style style:name="P13" style:family="paragraph" style:parent-style-name="Standard">
      <style:paragraph-properties fo:text-align="justify" style:justify-single-word="false"/>
      <style:text-properties fo:language="pt" fo:country="PT" officeooo:rsid="0028643d" officeooo:paragraph-rsid="0028643d"/>
    </style:style>
    <style:style style:name="P14" style:family="paragraph" style:parent-style-name="Standard">
      <style:paragraph-properties fo:text-align="justify" style:justify-single-word="false"/>
      <style:text-properties fo:language="pt" fo:country="PT" officeooo:rsid="0028f2aa" officeooo:paragraph-rsid="0028f2aa"/>
    </style:style>
    <style:style style:name="T1" style:family="text">
      <style:text-properties officeooo:rsid="000daf2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055e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055e9" style:font-weight-asian="bold" style:font-weight-complex="bold"/>
    </style:style>
    <style:style style:name="T6" style:family="text">
      <style:text-properties fo:font-weight="bold" officeooo:rsid="0015bc3b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055e9" style:font-weight-asian="normal" style:font-weight-complex="normal"/>
    </style:style>
    <style:style style:name="T9" style:family="text">
      <style:text-properties fo:font-weight="normal" officeooo:rsid="001239ea" style:font-weight-asian="normal" style:font-weight-complex="normal"/>
    </style:style>
    <style:style style:name="T10" style:family="text">
      <style:text-properties fo:font-weight="normal" officeooo:rsid="00125947" style:font-weight-asian="normal" style:font-weight-complex="normal"/>
    </style:style>
    <style:style style:name="T11" style:family="text">
      <style:text-properties fo:font-weight="normal" officeooo:rsid="001423d7" style:font-weight-asian="normal" style:font-weight-complex="normal"/>
    </style:style>
    <style:style style:name="T12" style:family="text">
      <style:text-properties fo:font-weight="normal" officeooo:rsid="0015bc3b" style:font-weight-asian="normal" style:font-weight-complex="normal"/>
    </style:style>
    <style:style style:name="T13" style:family="text">
      <style:text-properties fo:font-weight="normal" officeooo:rsid="00169040" style:font-weight-asian="normal" style:font-weight-complex="normal"/>
    </style:style>
    <style:style style:name="T14" style:family="text">
      <style:text-properties fo:font-weight="normal" officeooo:rsid="001ab62f" style:font-weight-asian="normal" style:font-weight-complex="normal"/>
    </style:style>
    <style:style style:name="T15" style:family="text">
      <style:text-properties fo:font-weight="normal" officeooo:rsid="000daf24" style:font-weight-asian="normal" style:font-weight-complex="normal"/>
    </style:style>
    <style:style style:name="T16" style:family="text">
      <style:text-properties fo:font-weight="normal" officeooo:rsid="001c6c80" style:font-weight-asian="normal" style:font-weight-complex="normal"/>
    </style:style>
    <style:style style:name="T17" style:family="text">
      <style:text-properties fo:font-weight="normal" officeooo:rsid="001e477f" style:font-weight-asian="normal" style:font-weight-complex="normal"/>
    </style:style>
    <style:style style:name="T18" style:family="text">
      <style:text-properties fo:font-weight="normal" officeooo:rsid="0028643d" style:font-weight-asian="normal" style:font-weight-complex="normal"/>
    </style:style>
    <style:style style:name="T19" style:family="text">
      <style:text-properties officeooo:rsid="001239ea"/>
    </style:style>
    <style:style style:name="T20" style:family="text">
      <style:text-properties officeooo:rsid="00125947"/>
    </style:style>
    <style:style style:name="T21" style:family="text">
      <style:text-properties officeooo:rsid="0015bc3b"/>
    </style:style>
    <style:style style:name="T22" style:family="text">
      <style:text-properties fo:font-style="italic" fo:font-weight="normal" officeooo:rsid="001e477f" style:font-style-asian="italic" style:font-weight-asian="normal" style:font-style-complex="italic" style:font-weight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e477f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28643d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8f2aa" style:font-style-asian="normal" style:font-weight-asian="normal" style:font-style-complex="normal" style:font-weight-complex="normal"/>
    </style:style>
    <style:style style:name="T27" style:family="text">
      <style:text-properties officeooo:rsid="00252301"/>
    </style:style>
    <style:style style:name="T28" style:family="text">
      <style:text-properties officeooo:rsid="00267148"/>
    </style:style>
    <style:style style:name="T29" style:family="text">
      <style:text-properties officeooo:rsid="002864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</text:p>
      <text:p text:style-name="P1"/>
      <text:p text:style-name="P2">No âmbito do segundo projeto da cadeira de Análise e Síntese e Algoritmos, foi-nos proposto um problema de segmentação de imagens, no contexto d<text:span text:style-name="T27">a</text:span> análise de imagens obtidas de câmaras de carros autómatos.</text:p>
      <text:p text:style-name="P3"/>
      <text:p text:style-name="P4">Considerando que uma imagem é um conjunto de píxeis, pretende-se que <text:span text:style-name="T27">cada um</text:span> seja classificado como sendo de primeiro plano ou de cenário. No enunciado foi definido que o algoritmo a utilizar consistiria num proceso de minimizar uma soma de peso, <text:span text:style-name="T1">ou seja, o problema pode ser representado como um problema de fluxos</text:span>. Cada vértice tem um peso de primeiro plano <text:span text:style-name="T2">lp</text:span>, cenário <text:span text:style-name="T2">cp</text:span> e de vizinhança <text:span text:style-name="T2">fv</text:span>. Todos estes pesos contribuem para a soma de peso total. Cada vértice tem 4 vizinhos, o de cima, o de baixo, o da esquerda e o da direita. <text:span text:style-name="T1">O peso total de uma segmentação é calculada com a seguinte fórmula:</text:span></text:p>
      <text:p text:style-name="P4"/>
      <text:p text:style-name="P4"><text:span text:style-name="T1">fórmula do enunciado</text:span></text:p>
      <text:p text:style-name="P3"/>
      <text:p text:style-name="P5">Para modelar este problema recorremos à teoria de grafos para representar fluxos. É criado um grafo <text:span text:style-name="T2">dirigido</text:span> e pesado, em que cada vértice corresponde a um píxel, cada arco entre dois vértices tem uma capacidade e pode receber um fluxo. Ao conjunto de vértices que representam os píxeis são adicionados dois que representam a source e a sink. A source conecta-se a todos os píxeis e cada aresta tem a capacidade correspondente ao peso de primeiro plano de cada vértice; analogamente, todos os vértices conectam-se à <text:s/><text:span text:style-name="T28">sink</text:span> com a capacidade correspondente ao peso de cenário; cada aresta entre píxeis <text:span text:style-name="T29">vizinhos</text:span> tem a capacidade da vizinhança definida <text:span text:style-name="T29">no input</text:span>.</text:p>
      <text:p text:style-name="P5"/>
      <text:p text:style-name="P5">Implementámos a nossa solução na linguagem de programação C++ para facilitar a implementação de estruturas de dados. O algoritmo escolhido para a resolução do problema de fluxos foi o Edmonds Karp, <text:span text:style-name="T21">pois tem uma implementação relativamente simples em relação a outros, como o Dinics</text:span>.</text:p>
      <text:p text:style-name="P5"/>
      <text:p text:style-name="P5">DESCRIÇÃO DA SOLUÇÃO</text:p>
      <text:p text:style-name="P6"/>
      <text:p text:style-name="P6">Cada vértice é representado por uma <text:span text:style-name="T4">struct </text:span><text:span text:style-name="T5">vertice</text:span><text:span text:style-name="T3"> </text:span>que armazena <text:span text:style-name="T20">a capacidade da rede residual da</text:span>s ligações aos seus <text:span text:style-name="T3">4 </text:span>vizinhos <text:span text:style-name="T19">(north, south, east, west)</text:span>. <text:span text:style-name="T3">Como a source e a sink se podem ligar a todos os vértices, optámos por representar em cada </text:span><text:span text:style-name="T5">struct vertice</text:span><text:span text:style-name="T8"> também </text:span><text:span text:style-name="T10">a capacidade da rede residual</text:span><text:span text:style-name="T8"> da ligação de cada vérice a estes dois, </text:span><text:span text:style-name="T9">evitando criar uma estrutura à parte que armazenasse as V ligações que a source e a sink têm</text:span><text:span text:style-name="T8">.</text:span></text:p>
      <text:p text:style-name="P6"><text:span text:style-name="T8"/></text:p>
      <text:p text:style-name="P9"><text:span text:style-name="T8">C</text:span><text:span text:style-name="T7">omo apenas armazenamos a capacidade da aresta, para sabermos a que vértice a aresta aponta definimos as funções </text:span><text:span text:style-name="T4">relatdPos</text:span><text:span text:style-name="T7"> e </text:span><text:span text:style-name="T4">getVertixInDir</text:span><text:span text:style-name="T7"> que devolvem, respetivamente, a direção entre </text:span><text:span text:style-name="T14">dois </text:span><text:span text:style-name="T7">vértice</text:span><text:span text:style-name="T14">s</text:span><text:span text:style-name="T7"> e o vértice apontado </text:span><text:span text:style-name="T18">dada uma direção</text:span><text:span text:style-name="T7">. Estas funções serão chamadas quando for necessário percorrer os vértices adjacentes de um vé</text:span><text:span text:style-name="T18">r</text:span><text:span text:style-name="T7">tice.</text:span></text:p>
      <text:p text:style-name="P6"><text:span text:style-name="T8"/></text:p>
      <text:p text:style-name="P7"><text:span text:style-name="T8">A</text:span><text:span text:style-name="T7">o ler o input, é criado o grafo de n*m vértices e de seguida a rede residual de cada aresta e das suas inversas é atualizada. </text:span></text:p>
      <text:p text:style-name="P7"><text:span text:style-name="T7"/></text:p>
      <text:p text:style-name="P7"><text:span text:style-name="T7">Para otimizar </text:span><text:span text:style-name="T11">o tempo de execução</text:span><text:span text:style-name="T7">,</text:span><text:span text:style-name="T11"> antes de aplicar o Edmonds Karp,</text:span><text:span text:style-name="T7"> </text:span><text:span text:style-name="T11">at</text:span><text:span text:style-name="T18">u</text:span><text:span text:style-name="T11">alizamos </text:span><text:span text:style-name="T7">para cada vértice </text:span><text:span text:style-name="T11">a rede residual entre a source-vértice-sink para o mínimo dos flows que é possível passar nas ligações s-vértice e </text:span><text:span text:style-name="T18">vértice</text:span><text:span text:style-name="T11">-sink. Assim, reduzimos número de arcos que a BFS irá percorrer para procurar augmenting paths durante o Edmonds Karp. Para facilitar a implementação da BFS, usamos a queue do std::queue; </text:span><text:span text:style-name="T12">como não armazenos os vértices adjacentes à source, temos de percorrer todos os vértices e </text:span><text:soft-page-break/><text:span text:style-name="T12">verificar se ainda é possível receber flow da source, </text:span><text:span text:style-name="T18">e posteriormente adicioná-los à queue</text:span><text:span text:style-name="T12">. De seguida, corremos a BFS de forma convencional, atualizando o </text:span><text:span text:style-name="T6">array pi</text:span><text:span text:style-name="T12">, que representa o predecessor de cada vértice, que terá a informação do caminho mais curto. Após ser verificado quanto flow pode ser enviado, as ligações são atualizadas. Este processo é repetido enquanto houver um augmentig path. Ao finalizar </text:span><text:span text:style-name="T13">o algoritmo, é devolvido o max flow do fluxo.</text:span></text:p>
      <text:p text:style-name="P7"><text:span text:style-name="T13"/></text:p>
      <text:p text:style-name="P8"><text:span text:style-name="T7">O teorema max-flow min-cut afirma que o valor máximo do fluxo desde a source até à sink é igual ao peso das arestas no min cut. </text:span><text:span text:style-name="T18">Com isto em mente</text:span><text:span text:style-name="T7">, percorremos uma DFS desde a source e verificamos qu</text:span><text:span text:style-name="T18">ais</text:span><text:span text:style-name="T7"> vértices </text:span><text:span text:style-name="T18">são</text:span><text:span text:style-name="T7"> possíve</text:span><text:span text:style-name="T18">is</text:span><text:span text:style-name="T7"> de </text:span><text:span text:style-name="T18">descobrir</text:span><text:span text:style-name="T7">. Esses serão os vértices que farão parte do cenário e os restantes serão os de primeiro plano.</text:span></text:p>
      <text:p text:style-name="P8"><text:span text:style-name="T7"/></text:p>
      <text:p text:style-name="P10"><text:span text:style-name="T7">ANÁLISE TEÓRICA</text:span></text:p>
      <text:p text:style-name="P10"><text:span text:style-name="T7"/></text:p>
      <text:p text:style-name="P10"><text:span text:style-name="T7">O algoritmo Edmonds Karp tem complexidade </text:span><text:span text:style-name="T15">O(VE²). </text:span><text:span text:style-name="T16">A cada iteração, o tamanho do caminho mais curto desde a source até aos outros vértices varia de forma monótona crescente, pois os mais curto</text:span><text:span text:style-name="T17">s</text:span><text:span text:style-name="T16"> são sucessivamente esgostados, tendo cada caminho no máximo O(E) arestas. O número máximo de iterações é V*E, </text:span><text:span text:style-name="T17">pois há O(E) pares de vértices que para cada dois vértices </text:span><text:span text:style-name="T22">u</text:span><text:span text:style-name="T24"> e </text:span><text:span text:style-name="T22">v</text:span><text:span text:style-name="T24"> podem ficar saturados O(V) vezes.</text:span></text:p>
      <text:p text:style-name="P12"><text:span text:style-name="T24"/></text:p>
      <text:p text:style-name="P12"><text:span text:style-name="T24">N</text:span><text:span text:style-name="T23">a separação dos píxeis em dois grupos de vértices na detecção do min-cut a DFS demora O(V+E), </text:span><text:span text:style-name="T25">no entanto é majorada pelo Edmonds Karp.</text:span></text:p>
      <text:p text:style-name="P10"><text:span text:style-name="T24"/></text:p>
      <text:p text:style-name="P11"><text:span text:style-name="T23">ANÁLISE EXPERIMENTAL</text:span></text:p>
      <text:p text:style-name="P11"><text:span text:style-name="T23"/></text:p>
      <text:p text:style-name="P12"><text:span text:style-name="T23">(google docs)</text:span></text:p>
      <text:p text:style-name="P12"><text:span text:style-name="T23"/></text:p>
      <text:p text:style-name="P13"><text:span text:style-name="T23">desvios devido:</text:span></text:p>
      <text:p text:style-name="P14"><text:span text:style-name="T23">processos a correr em paralelo, interferem na execução;</text:span></text:p>
      <text:p text:style-name="P14"><text:span text:style-name="T23">precisão da função time</text:span></text:p>
      <text:p text:style-name="P14"><text:span text:style-name="T23">a gente simplesmente n conseguiu ???</text:span></text:p>
      <text:p text:style-name="P14"><text:span text:style-name="T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43:33.694076997</meta:creation-date>
    <dc:date>2018-05-01T19:44:51.372652330</dc:date>
    <meta:editing-duration>PT1H1M56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2" meta:paragraph-count="21" meta:word-count="787" meta:character-count="4686" meta:non-whitespace-character-count="3920"/>
  </office:meta>
</office:document-meta>
</file>